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439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gr5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7" style:family="paragraph">
      <loext:graphic-properties draw:fill-color="#f17c0b"/>
      <style:paragraph-properties fo:text-align="center"/>
      <style:text-properties fo:color="#000000" fo:font-size="9pt"/>
    </style:style>
    <style:style style:name="P8" style:family="paragraph">
      <loext:graphic-properties draw:fill-color="#eeeeee"/>
      <style:paragraph-properties fo:text-align="center"/>
      <style:text-properties fo:color="#000000" fo:font-size="9pt"/>
    </style:style>
    <style:style style:name="P9" style:family="paragraph"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8cm" svg:y1="12.179cm" svg:x2="6.9cm" svg:y2="11.279cm">
            <text:p/>
          </draw:line>
          <draw:line draw:style-name="gr1" draw:text-style-name="P1" draw:layer="layout" svg:x1="3.8cm" svg:y1="12.179cm" svg:x2="6.9cm" svg:y2="13.379cm">
            <text:p/>
          </draw:line>
          <draw:line draw:style-name="gr1" draw:text-style-name="P1" draw:layer="layout" svg:x1="3.8cm" svg:y1="12.179cm" svg:x2="6.952cm" svg:y2="15.64cm">
            <text:p/>
          </draw:line>
          <draw:line draw:style-name="gr1" draw:text-style-name="P1" draw:layer="layout" svg:x1="3.8cm" svg:y1="12.179cm" svg:x2="6.987cm" svg:y2="17.634cm">
            <text:p/>
          </draw:line>
          <draw:line draw:style-name="gr2" draw:text-style-name="P1" draw:layer="layout" svg:x1="3.762cm" svg:y1="14.484cm" svg:x2="6.9cm" svg:y2="13.479cm">
            <text:p/>
          </draw:line>
          <draw:line draw:style-name="gr2" draw:text-style-name="P1" draw:layer="layout" svg:x1="3.8cm" svg:y1="14.479cm" svg:x2="6.908cm" svg:y2="15.689cm">
            <text:p/>
          </draw:line>
          <draw:line draw:style-name="gr2" draw:text-style-name="P1" draw:layer="layout" svg:x1="3.8cm" svg:y1="14.479cm" svg:x2="6.904cm" svg:y2="17.818cm">
            <text:p/>
          </draw:line>
          <draw:line draw:style-name="gr2" draw:text-style-name="P1" draw:layer="layout" svg:x1="3.8cm" svg:y1="14.479cm" svg:x2="6.92cm" svg:y2="11.39cm">
            <text:p/>
          </draw:line>
          <draw:line draw:style-name="gr2" draw:text-style-name="P1" draw:layer="layout" svg:x1="3.782cm" svg:y1="16.799cm" svg:x2="6.936cm" svg:y2="15.718cm">
            <text:p/>
          </draw:line>
          <draw:line draw:style-name="gr2" draw:text-style-name="P1" draw:layer="layout" svg:x1="3.8cm" svg:y1="16.779cm" svg:x2="6.908cm" svg:y2="17.978cm">
            <text:p/>
          </draw:line>
          <draw:line draw:style-name="gr2" draw:text-style-name="P1" draw:layer="layout" svg:x1="3.8cm" svg:y1="16.779cm" svg:x2="6.987cm" svg:y2="11.535cm">
            <text:p/>
          </draw:line>
          <draw:line draw:style-name="gr2" draw:text-style-name="P1" draw:layer="layout" svg:x1="3.798cm" svg:y1="16.8cm" svg:x2="6.9cm" svg:y2="13.579cm">
            <text:p/>
          </draw:line>
          <draw:line draw:style-name="gr2" draw:text-style-name="P1" draw:layer="layout" svg:x1="1.422cm" svg:y1="12.191cm" svg:x2="3.046cm" svg:y2="12.171cm">
            <text:p/>
          </draw:line>
          <draw:line draw:style-name="gr2" draw:text-style-name="P1" draw:layer="layout" svg:x1="1.437cm" svg:y1="16.715cm" svg:x2="3.061cm" svg:y2="16.695cm">
            <text:p/>
          </draw:line>
          <draw:line draw:style-name="gr2" draw:text-style-name="P1" draw:layer="layout" svg:x1="1.422cm" svg:y1="14.47cm" svg:x2="3.046cm" svg:y2="14.45cm">
            <text:p/>
          </draw:line>
          <draw:frame draw:style-name="gr3" draw:text-style-name="P2" draw:layer="layout" svg:width="1.138cm" svg:height="0.689cm" svg:x="1.602cm" svg:y="11.674cm">
            <draw:text-box>
              <text:p><text:span text:style-name="T1">x</text:span><text:span text:style-name="T2">1</text:span></text:p>
            </draw:text-box>
          </draw:frame>
          <draw:frame draw:style-name="gr3" draw:text-style-name="P2" draw:layer="layout" svg:width="1.138cm" svg:height="0.689cm" svg:x="1.602cm" svg:y="16.139cm">
            <draw:text-box>
              <text:p><text:span text:style-name="T1">x</text:span><text:span text:style-name="T2">3</text:span></text:p>
            </draw:text-box>
          </draw:frame>
          <draw:frame draw:style-name="gr3" draw:text-style-name="P2" draw:layer="layout" svg:width="1.138cm" svg:height="0.689cm" svg:x="1.602cm" svg:y="13.937cm">
            <draw:text-box>
              <text:p><text:span text:style-name="T1">x</text:span><text:span text:style-name="T2">2</text:span></text:p>
            </draw:text-box>
          </draw:frame>
          <draw:custom-shape draw:style-name="gr4" draw:text-style-name="P4" draw:layer="layout" svg:width="0.794cm" svg:height="0.794cm" svg:x="2.978cm" svg:y="11.818cm">
            <text:p text:style-name="P3"><text:span text:style-name="T3">i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94cm" svg:height="0.794cm" svg:x="2.978cm" svg:y="16.342cm">
            <text:p text:style-name="P3"><text:span text:style-name="T5">i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794cm" svg:height="0.794cm" svg:x="2.978cm" svg:y="14.097cm">
            <text:p text:style-name="P3"><text:span text:style-name="T3">i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921cm" svg:y="10.9cm">
            <text:p text:style-name="P3"><text:span text:style-name="T7">h</text:span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921cm" svg:y="15.327cm">
            <text:p text:style-name="P3"><text:span text:style-name="T7">h</text:span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921cm" svg:y="13.114cm">
            <text:p text:style-name="P3"><text:span text:style-name="T7">h</text:span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921cm" svg:y="17.541cm">
            <text:p text:style-name="P3"><text:span text:style-name="T7">h</text:span><text:span text:style-name="T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" draw:text-style-name="P6" draw:layer="layout" svg:width="0.794cm" svg:height="0.794cm" svg:x="10.706cm" svg:y="13.478cm">
              <text:p text:style-name="P3"><text:span text:style-name="T3">o</text:span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794cm" svg:height="0.794cm" svg:x="10.706cm" svg:y="15.685cm">
              <text:p text:style-name="P3"><text:span text:style-name="T3">o</text:span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7.751cm" svg:y1="11.352cm" svg:x2="10.8cm" svg:y2="13.679cm">
            <text:p/>
          </draw:line>
          <draw:line draw:style-name="gr2" draw:text-style-name="P1" draw:layer="layout" svg:x1="7.746cm" svg:y1="11.362cm" svg:x2="10.8cm" svg:y2="15.779cm">
            <text:p/>
          </draw:line>
          <draw:line draw:style-name="gr1" draw:text-style-name="P1" draw:layer="layout" svg:x1="7.745cm" svg:y1="13.502cm" svg:x2="10.7cm" svg:y2="13.879cm">
            <text:p/>
          </draw:line>
          <draw:line draw:style-name="gr1" draw:text-style-name="P1" draw:layer="layout" svg:x1="7.722cm" svg:y1="15.722cm" svg:x2="10.7cm" svg:y2="14.079cm">
            <text:p/>
          </draw:line>
          <draw:line draw:style-name="gr2" draw:text-style-name="P1" draw:layer="layout" svg:x1="7.745cm" svg:y1="17.924cm" svg:x2="10.8cm" svg:y2="14.179cm">
            <text:p/>
          </draw:line>
          <draw:line draw:style-name="gr1" draw:text-style-name="P1" draw:layer="layout" svg:x1="7.722cm" svg:y1="15.767cm" svg:x2="10.7cm" svg:y2="16.079cm">
            <text:p/>
          </draw:line>
          <draw:line draw:style-name="gr2" draw:text-style-name="P1" draw:layer="layout" svg:x1="7.699cm" svg:y1="17.993cm" svg:x2="10.7cm" svg:y2="16.279cm">
            <text:p/>
          </draw:line>
          <draw:line draw:style-name="gr1" draw:text-style-name="P1" draw:layer="layout" svg:x1="7.7cm" svg:y1="13.479cm" svg:x2="10.7cm" svg:y2="15.979cm">
            <text:p/>
          </draw:line>
          <draw:line draw:style-name="gr2" draw:text-style-name="P1" draw:layer="layout" svg:x1="11.476cm" svg:y1="13.879cm" svg:x2="13.1cm" svg:y2="13.859cm">
            <text:p/>
          </draw:line>
          <draw:line draw:style-name="gr2" draw:text-style-name="P1" draw:layer="layout" svg:x1="11.476cm" svg:y1="16.079cm" svg:x2="13.1cm" svg:y2="16.059cm">
            <text:p/>
          </draw:line>
        </draw:g>
        <draw:frame draw:style-name="gr6" draw:text-style-name="P10" draw:layer="layout" svg:width="5.3cm" svg:height="2.9cm" svg:x="13.7cm" svg:y="13.167cm">
          <draw:text-box>
            <text:p text:style-name="P9">Dropout network for the second epo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9T08:27:02.268599111</dc:date>
    <meta:editing-duration>PT1H19M</meta:editing-duration>
    <meta:editing-cycles>21</meta:editing-cycles>
    <meta:generator>LibreOffice/5.0.3.2$Linux_X86_64 LibreOffice_project/00m0$Build-2</meta:generator>
    <meta:document-statistic meta:object-count="40"/>
  </office:meta>
</office:document-meta>
</file>